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398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erver_version</text:p>
          </table:table-cell>
          <table:table-cell office:value-type="string">
            <text:p>cantidad</text:p>
          </table:table-cell>
          <table:table-cell table:style-name="Default" table:formula="of:=SUM([.B2:.B6])" office:value-type="float" office:value="158614">
            <text:p>158614</text:p>
          </table:table-cell>
          <table:table-cell table:number-columns-repeated="2"/>
        </table:table-row>
        <table:table-row table:style-name="ro2">
          <table:table-cell office:value-type="string">
            <text:p>Desconocido</text:p>
          </table:table-cell>
          <table:table-cell table:formula="of:=72620+1600+9604" office:value-type="float" office:value="83824">
            <text:p>83824</text:p>
          </table:table-cell>
          <table:table-cell table:formula="of:=[.B2]/[.C$1]" office:value-type="percentage" office:value="0.528477940156607">
            <text:p>52,85%</text:p>
          </table:table-cell>
          <table:table-cell/>
          <table:table-cell table:formula="of:=CONCATENATE(&quot;['&quot;;[.A2];&quot;',&quot;;[.B2];&quot;], &quot;)" office:value-type="string" office:string-value="['Desconocido',83824], ">
            <text:p>['Desconocido',83824], </text:p>
          </table:table-cell>
        </table:table-row>
        <table:table-row table:style-name="ro3">
          <table:table-cell office:value-type="string">
            <text:p>Apache_1.3</text:p>
          </table:table-cell>
          <table:table-cell office:value-type="float" office:value="3339">
            <text:p>3339</text:p>
          </table:table-cell>
          <table:table-cell table:formula="of:=[.B3]/[.C$1]" office:value-type="percentage" office:value="0.0210511051987845">
            <text:p>2,11%</text:p>
          </table:table-cell>
          <table:table-cell/>
          <table:table-cell table:formula="of:=CONCATENATE(&quot;['&quot;;[.A3];&quot;',&quot;;[.B3];&quot;], &quot;)" office:value-type="string" office:string-value="['Apache_1.3',3339], ">
            <text:p>['Apache_1.3',3339], </text:p>
          </table:table-cell>
        </table:table-row>
        <table:table-row table:style-name="ro3">
          <table:table-cell office:value-type="string">
            <text:p>Apache_2.0</text:p>
          </table:table-cell>
          <table:table-cell office:value-type="float" office:value="729">
            <text:p>729</text:p>
          </table:table-cell>
          <table:table-cell table:formula="of:=[.B4]/[.C$1]" office:value-type="percentage" office:value="0.00459606339919553">
            <text:p>0,46%</text:p>
          </table:table-cell>
          <table:table-cell/>
          <table:table-cell table:formula="of:=CONCATENATE(&quot;['&quot;;[.A4];&quot;',&quot;;[.B4];&quot;], &quot;)" office:value-type="string" office:string-value="['Apache_2.0',729], ">
            <text:p>['Apache_2.0',729], </text:p>
          </table:table-cell>
        </table:table-row>
        <table:table-row table:style-name="ro3">
          <table:table-cell office:value-type="string">
            <text:p>Apache_2.2</text:p>
          </table:table-cell>
          <table:table-cell office:value-type="float" office:value="59944">
            <text:p>59944</text:p>
          </table:table-cell>
          <table:table-cell table:formula="of:=[.B5]/[.C$1]" office:value-type="percentage" office:value="0.377923764610942">
            <text:p>37,79%</text:p>
          </table:table-cell>
          <table:table-cell/>
          <table:table-cell table:formula="of:=CONCATENATE(&quot;['&quot;;[.A5];&quot;',&quot;;[.B5];&quot;], &quot;)" office:value-type="string" office:string-value="['Apache_2.2',59944], ">
            <text:p>['Apache_2.2',59944], </text:p>
          </table:table-cell>
        </table:table-row>
        <table:table-row table:style-name="ro3">
          <table:table-cell office:value-type="string">
            <text:p>Apache_2.4</text:p>
          </table:table-cell>
          <table:table-cell office:value-type="float" office:value="10778">
            <text:p>10778</text:p>
          </table:table-cell>
          <table:table-cell table:formula="of:=[.B6]/[.C$1]" office:value-type="percentage" office:value="0.0679511266344711">
            <text:p>6,80%</text:p>
          </table:table-cell>
          <table:table-cell/>
          <table:table-cell table:formula="of:=CONCATENATE(&quot;['&quot;;[.A6];&quot;',&quot;;[.B6];&quot;], &quot;)" office:value-type="string" office:string-value="['Apache_2.4',10778], ">
            <text:p>['Apache_2.4',10778], 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cantidad</text:p>
          </table:table-cell>
          <table:table-cell table:style-name="Default" table:formula="of:=SUM([.B9:.B16])" office:value-type="float" office:value="34260">
            <text:p>34260</text:p>
          </table:table-cell>
          <table:table-cell table:number-columns-repeated="2"/>
        </table:table-row>
        <table:table-row table:style-name="ro3">
          <table:table-cell office:value-type="string">
            <text:p>Microsoft-IIS_4.0</text:p>
          </table:table-cell>
          <table:table-cell office:value-type="float" office:value="13">
            <text:p>13</text:p>
          </table:table-cell>
          <table:table-cell table:formula="of:=[.B9]/[.C$8]" office:value-type="percentage" office:value="0.000379451255107998">
            <text:p>0,04%</text:p>
          </table:table-cell>
          <table:table-cell/>
          <table:table-cell table:formula="of:=CONCATENATE(&quot;['&quot;;[.A9];&quot;',&quot;;[.B9];&quot;], &quot;)" office:value-type="string" office:string-value="['Microsoft-IIS_4.0',13], ">
            <text:p>['Microsoft-IIS_4.0',13], </text:p>
          </table:table-cell>
        </table:table-row>
        <table:table-row table:style-name="ro3">
          <table:table-cell office:value-type="string">
            <text:p>Microsoft-IIS_5.0</text:p>
          </table:table-cell>
          <table:table-cell office:value-type="float" office:value="1584">
            <text:p>1584</text:p>
          </table:table-cell>
          <table:table-cell table:formula="of:=[.B10]/[.C$8]" office:value-type="percentage" office:value="0.0462346760070053">
            <text:p>4,62%</text:p>
          </table:table-cell>
          <table:table-cell/>
          <table:table-cell table:formula="of:=CONCATENATE(&quot;['&quot;;[.A10];&quot;',&quot;;[.B10];&quot;], &quot;)" office:value-type="string" office:string-value="['Microsoft-IIS_5.0',1584], ">
            <text:p>['Microsoft-IIS_5.0',1584], </text:p>
          </table:table-cell>
        </table:table-row>
        <table:table-row table:style-name="ro3">
          <table:table-cell office:value-type="string">
            <text:p>Microsoft-IIS_5.1</text:p>
          </table:table-cell>
          <table:table-cell office:value-type="float" office:value="23">
            <text:p>23</text:p>
          </table:table-cell>
          <table:table-cell table:formula="of:=[.B11]/[.C$8]" office:value-type="percentage" office:value="0.000671336835960304">
            <text:p>0,07%</text:p>
          </table:table-cell>
          <table:table-cell/>
          <table:table-cell table:formula="of:=CONCATENATE(&quot;['&quot;;[.A11];&quot;',&quot;;[.B11];&quot;], &quot;)" office:value-type="string" office:string-value="['Microsoft-IIS_5.1',23], ">
            <text:p>['Microsoft-IIS_5.1',23], </text:p>
          </table:table-cell>
        </table:table-row>
        <table:table-row table:style-name="ro3">
          <table:table-cell office:value-type="string">
            <text:p>Microsoft-IIS_6.0</text:p>
          </table:table-cell>
          <table:table-cell office:value-type="float" office:value="9992">
            <text:p>9992</text:p>
          </table:table-cell>
          <table:table-cell table:formula="of:=[.B12]/[.C$8]" office:value-type="percentage" office:value="0.291652072387624">
            <text:p>29,17%</text:p>
          </table:table-cell>
          <table:table-cell/>
          <table:table-cell table:formula="of:=CONCATENATE(&quot;['&quot;;[.A12];&quot;',&quot;;[.B12];&quot;], &quot;)" office:value-type="string" office:string-value="['Microsoft-IIS_6.0',9992], ">
            <text:p>['Microsoft-IIS_6.0',9992], </text:p>
          </table:table-cell>
        </table:table-row>
        <table:table-row table:style-name="ro3">
          <table:table-cell office:value-type="string">
            <text:p>Microsoft-IIS_7.0</text:p>
          </table:table-cell>
          <table:table-cell office:value-type="float" office:value="3934">
            <text:p>3934</text:p>
          </table:table-cell>
          <table:table-cell table:formula="of:=[.B13]/[.C$8]" office:value-type="percentage" office:value="0.114827787507297">
            <text:p>11,48%</text:p>
          </table:table-cell>
          <table:table-cell/>
          <table:table-cell table:formula="of:=CONCATENATE(&quot;['&quot;;[.A13];&quot;',&quot;;[.B13];&quot;], &quot;)" office:value-type="string" office:string-value="['Microsoft-IIS_7.0',3934], ">
            <text:p>['Microsoft-IIS_7.0',3934], </text:p>
          </table:table-cell>
        </table:table-row>
        <table:table-row table:style-name="ro3">
          <table:table-cell office:value-type="string">
            <text:p>Microsoft-IIS_7.5</text:p>
          </table:table-cell>
          <table:table-cell office:value-type="float" office:value="16764">
            <text:p>16764</text:p>
          </table:table-cell>
          <table:table-cell table:formula="of:=[.B14]/[.C$8]" office:value-type="percentage" office:value="0.489316987740806">
            <text:p>48,93%</text:p>
          </table:table-cell>
          <table:table-cell/>
          <table:table-cell table:formula="of:=CONCATENATE(&quot;['&quot;;[.A14];&quot;',&quot;;[.B14];&quot;], &quot;)" office:value-type="string" office:string-value="['Microsoft-IIS_7.5',16764], ">
            <text:p>['Microsoft-IIS_7.5',16764], </text:p>
          </table:table-cell>
        </table:table-row>
        <table:table-row table:style-name="ro3">
          <table:table-cell office:value-type="string">
            <text:p>Microsoft-IIS_8.0</text:p>
          </table:table-cell>
          <table:table-cell office:value-type="float" office:value="1103">
            <text:p>1103</text:p>
          </table:table-cell>
          <table:table-cell table:formula="of:=[.B15]/[.C$8]" office:value-type="percentage" office:value="0.0321949795680093">
            <text:p>3,22%</text:p>
          </table:table-cell>
          <table:table-cell/>
          <table:table-cell table:formula="of:=CONCATENATE(&quot;['&quot;;[.A15];&quot;',&quot;;[.B15];&quot;], &quot;)" office:value-type="string" office:string-value="['Microsoft-IIS_8.0',1103], ">
            <text:p>['Microsoft-IIS_8.0',1103], </text:p>
          </table:table-cell>
        </table:table-row>
        <table:table-row table:style-name="ro3">
          <table:table-cell office:value-type="string">
            <text:p>Microsoft-IIS_8.5</text:p>
          </table:table-cell>
          <table:table-cell office:value-type="float" office:value="847">
            <text:p>847</text:p>
          </table:table-cell>
          <table:table-cell table:formula="of:=[.B16]/[.C$8]" office:value-type="percentage" office:value="0.0247227086981903">
            <text:p>2,47%</text:p>
          </table:table-cell>
          <table:table-cell/>
          <table:table-cell table:formula="of:=CONCATENATE(&quot;['&quot;;[.A16];&quot;',&quot;;[.B16];&quot;], &quot;)" office:value-type="string" office:string-value="['Microsoft-IIS_8.5',847], ">
            <text:p>['Microsoft-IIS_8.5',847], 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cantidad</text:p>
          </table:table-cell>
          <table:table-cell table:style-name="Default" table:formula="of:=SUM([.B19:.B30])" office:value-type="float" office:value="33991">
            <text:p>33991</text:p>
          </table:table-cell>
          <table:table-cell table:number-columns-repeated="2"/>
        </table:table-row>
        <table:table-row table:style-name="ro2">
          <table:table-cell office:value-type="string">
            <text:p>Desconocido</text:p>
          </table:table-cell>
          <table:table-cell table:formula="of:=20132+1310+969" office:value-type="float" office:value="22411">
            <text:p>22411</text:p>
          </table:table-cell>
          <table:table-cell table:formula="of:=[.B19]/[.C$18]" office:value-type="percentage" office:value="0.659321585125474">
            <text:p>65,93%</text:p>
          </table:table-cell>
          <table:table-cell/>
          <table:table-cell table:formula="of:=CONCATENATE(&quot;['&quot;;[.A19];&quot;',&quot;;[.B19];&quot;], &quot;)" office:value-type="string" office:string-value="['Desconocido',22411], ">
            <text:p>['Desconocido',22411], </text:p>
          </table:table-cell>
        </table:table-row>
        <table:table-row table:style-name="ro3">
          <table:table-cell office:value-type="string">
            <text:p>nginx_0.6</text:p>
          </table:table-cell>
          <table:table-cell office:value-type="float" office:value="2">
            <text:p>2</text:p>
          </table:table-cell>
          <table:table-cell table:formula="of:=[.B20]/[.C$18]" office:value-type="percentage" office:value="0.00005883910446883">
            <text:p>0,01%</text:p>
          </table:table-cell>
          <table:table-cell/>
          <table:table-cell table:formula="of:=CONCATENATE(&quot;['&quot;;[.A20];&quot;',&quot;;[.B20];&quot;], &quot;)" office:value-type="string" office:string-value="['nginx_0.6',2], ">
            <text:p>['nginx_0.6',2], </text:p>
          </table:table-cell>
        </table:table-row>
        <table:table-row table:style-name="ro3">
          <table:table-cell office:value-type="string">
            <text:p>nginx_0.7</text:p>
          </table:table-cell>
          <table:table-cell office:value-type="float" office:value="360">
            <text:p>360</text:p>
          </table:table-cell>
          <table:table-cell table:formula="of:=[.B21]/[.C$18]" office:value-type="percentage" office:value="0.0105910388043894">
            <text:p>1,06%</text:p>
          </table:table-cell>
          <table:table-cell/>
          <table:table-cell table:formula="of:=CONCATENATE(&quot;['&quot;;[.A21];&quot;',&quot;;[.B21];&quot;], &quot;)" office:value-type="string" office:string-value="['nginx_0.7',360], ">
            <text:p>['nginx_0.7',360], </text:p>
          </table:table-cell>
        </table:table-row>
        <table:table-row table:style-name="ro3">
          <table:table-cell office:value-type="string">
            <text:p>nginx_0.8</text:p>
          </table:table-cell>
          <table:table-cell office:value-type="float" office:value="18">
            <text:p>18</text:p>
          </table:table-cell>
          <table:table-cell table:formula="of:=[.B22]/[.C$18]" office:value-type="percentage" office:value="0.00052955194021947">
            <text:p>0,05%</text:p>
          </table:table-cell>
          <table:table-cell/>
          <table:table-cell table:formula="of:=CONCATENATE(&quot;['&quot;;[.A22];&quot;',&quot;;[.B22];&quot;], &quot;)" office:value-type="string" office:string-value="['nginx_0.8',18], ">
            <text:p>['nginx_0.8',18], </text:p>
          </table:table-cell>
        </table:table-row>
        <table:table-row table:style-name="ro3">
          <table:table-cell office:value-type="string">
            <text:p>nginx_1.0</text:p>
          </table:table-cell>
          <table:table-cell office:value-type="float" office:value="78">
            <text:p>78</text:p>
          </table:table-cell>
          <table:table-cell table:formula="of:=[.B23]/[.C$18]" office:value-type="percentage" office:value="0.00229472507428437">
            <text:p>0,23%</text:p>
          </table:table-cell>
          <table:table-cell/>
          <table:table-cell table:formula="of:=CONCATENATE(&quot;['&quot;;[.A23];&quot;',&quot;;[.B23];&quot;], &quot;)" office:value-type="string" office:string-value="['nginx_1.0',78], ">
            <text:p>['nginx_1.0',78], </text:p>
          </table:table-cell>
        </table:table-row>
        <table:table-row table:style-name="ro3">
          <table:table-cell office:value-type="string">
            <text:p>nginx_1.1</text:p>
          </table:table-cell>
          <table:table-cell office:value-type="float" office:value="133">
            <text:p>133</text:p>
          </table:table-cell>
          <table:table-cell table:formula="of:=[.B24]/[.C$18]" office:value-type="percentage" office:value="0.00391280044717719">
            <text:p>0,39%</text:p>
          </table:table-cell>
          <table:table-cell/>
          <table:table-cell table:formula="of:=CONCATENATE(&quot;['&quot;;[.A24];&quot;',&quot;;[.B24];&quot;], &quot;)" office:value-type="string" office:string-value="['nginx_1.1',133], ">
            <text:p>['nginx_1.1',133], </text:p>
          </table:table-cell>
        </table:table-row>
        <table:table-row table:style-name="ro3">
          <table:table-cell office:value-type="string">
            <text:p>nginx_1.2</text:p>
          </table:table-cell>
          <table:table-cell office:value-type="float" office:value="235">
            <text:p>235</text:p>
          </table:table-cell>
          <table:table-cell table:formula="of:=[.B25]/[.C$18]" office:value-type="percentage" office:value="0.00691359477508752">
            <text:p>0,69%</text:p>
          </table:table-cell>
          <table:table-cell/>
          <table:table-cell table:formula="of:=CONCATENATE(&quot;['&quot;;[.A25];&quot;',&quot;;[.B25];&quot;], &quot;)" office:value-type="string" office:string-value="['nginx_1.2',235], ">
            <text:p>['nginx_1.2',235], </text:p>
          </table:table-cell>
        </table:table-row>
        <table:table-row table:style-name="ro3">
          <table:table-cell office:value-type="string">
            <text:p>nginx_1.3</text:p>
          </table:table-cell>
          <table:table-cell office:value-type="float" office:value="3">
            <text:p>3</text:p>
          </table:table-cell>
          <table:table-cell table:formula="of:=[.B26]/[.C$18]" office:value-type="percentage" office:value="0.000088258656703245">
            <text:p>0,01%</text:p>
          </table:table-cell>
          <table:table-cell/>
          <table:table-cell table:formula="of:=CONCATENATE(&quot;['&quot;;[.A26];&quot;',&quot;;[.B26];&quot;], &quot;)" office:value-type="string" office:string-value="['nginx_1.3',3], ">
            <text:p>['nginx_1.3',3], </text:p>
          </table:table-cell>
        </table:table-row>
        <table:table-row table:style-name="ro3">
          <table:table-cell office:value-type="string">
            <text:p>nginx_1.4</text:p>
          </table:table-cell>
          <table:table-cell office:value-type="float" office:value="720">
            <text:p>720</text:p>
          </table:table-cell>
          <table:table-cell table:formula="of:=[.B27]/[.C$18]" office:value-type="percentage" office:value="0.0211820776087788">
            <text:p>2,12%</text:p>
          </table:table-cell>
          <table:table-cell/>
          <table:table-cell table:formula="of:=CONCATENATE(&quot;['&quot;;[.A27];&quot;',&quot;;[.B27];&quot;], &quot;)" office:value-type="string" office:string-value="['nginx_1.4',720], ">
            <text:p>['nginx_1.4',720], </text:p>
          </table:table-cell>
        </table:table-row>
        <table:table-row table:style-name="ro3">
          <table:table-cell office:value-type="string">
            <text:p>nginx_1.5</text:p>
          </table:table-cell>
          <table:table-cell office:value-type="float" office:value="4">
            <text:p>4</text:p>
          </table:table-cell>
          <table:table-cell table:formula="of:=[.B28]/[.C$18]" office:value-type="percentage" office:value="0.00011767820893766">
            <text:p>0,01%</text:p>
          </table:table-cell>
          <table:table-cell/>
          <table:table-cell table:formula="of:=CONCATENATE(&quot;['&quot;;[.A28];&quot;',&quot;;[.B28];&quot;], &quot;)" office:value-type="string" office:string-value="['nginx_1.5',4], ">
            <text:p>['nginx_1.5',4], </text:p>
          </table:table-cell>
        </table:table-row>
        <table:table-row table:style-name="ro3">
          <table:table-cell office:value-type="string">
            <text:p>nginx_1.6</text:p>
          </table:table-cell>
          <table:table-cell office:value-type="float" office:value="9945">
            <text:p>9945</text:p>
          </table:table-cell>
          <table:table-cell table:formula="of:=[.B29]/[.C$18]" office:value-type="percentage" office:value="0.292577446971257">
            <text:p>29,26%</text:p>
          </table:table-cell>
          <table:table-cell/>
          <table:table-cell table:formula="of:=CONCATENATE(&quot;['&quot;;[.A29];&quot;',&quot;;[.B29];&quot;], &quot;)" office:value-type="string" office:string-value="['nginx_1.6',9945], ">
            <text:p>['nginx_1.6',9945], </text:p>
          </table:table-cell>
        </table:table-row>
        <table:table-row table:style-name="ro3">
          <table:table-cell office:value-type="string">
            <text:p>nginx_1.7</text:p>
          </table:table-cell>
          <table:table-cell office:value-type="float" office:value="82">
            <text:p>82</text:p>
          </table:table-cell>
          <table:table-cell table:formula="of:=[.B30]/[.C$18]" office:value-type="percentage" office:value="0.00241240328322203">
            <text:p>0,24%</text:p>
          </table:table-cell>
          <table:table-cell/>
          <table:table-cell table:formula="of:=CONCATENATE(&quot;['&quot;;[.A30];&quot;',&quot;;[.B30];&quot;], &quot;)" office:value-type="string" office:string-value="['nginx_1.7',82], ">
            <text:p>['nginx_1.7',82], 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19:02:59</dc:date>
    <dc:creator>junar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7" meta:object-count="0"/>
  </office:meta>
</office:document-meta>
</file>